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Outu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3]-[.B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4]-[.B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5]-[.B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6]-[.B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7]-[.B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8]-[.B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9]-[.B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0]-[.B1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1]-[.B1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2]-[.B1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3]-[.B1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4]-[.B1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5]-[.B1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6]-[.B1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7]-[.B1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2"/>
          <table:table-cell table:style-name="ce16" table:formula="of:=[.C18]-[.B1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7" table:formula="of:=[.C22]-[.B2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1]-[.B4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2]-[.B4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3]-[.B4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4]-[.B4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/10/2011</text:date>, <text:time>15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56M36S</meta:editing-duration>
    <meta:editing-cycles>29</meta:editing-cycles>
    <meta:generator>BrOffice.org/3.2$Win32 OpenOffice.org_project/320m18$Build-9502</meta:generator>
    <dc:date>2011-10-01T15:30:39.24</dc:date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